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e266" officeooo:paragraph-rsid="0009e266"/>
    </style:style>
    <style:style style:name="P2" style:family="paragraph" style:parent-style-name="Text_20_body">
      <style:text-properties officeooo:rsid="000a1dcf" officeooo:paragraph-rsid="000a1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Funciones</text:p>
      <text:p text:style-name="Text_20_body"/>
      <text:p text:style-name="P1">function nombre(){</text:p>
      <text:p text:style-name="P1">return result;</text:p>
      <text:p text:style-name="P1"/>
      <text:p text:style-name="P1">}</text:p>
      <text:p text:style-name="P1"/>
      <text:p text:style-name="P1">Expansion operador.</text:p>
      <text:p text:style-name="P1">(...args)</text:p>
      <text:p text:style-name="P1">Independientemente de los argunmentos que le devuelvan.</text:p>
      <text:p text:style-name="P1"/>
      <text:p text:style-name="P1"/>
      <text:p text:style-name="P2">Console.log( typeof(maximo) );</text:p>
      <text:p text:style-name="P2">nos devuelve el tipo de una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8:16:38.052726114</meta:creation-date>
    <dc:date>2020-09-15T10:01:28.540704539</dc:date>
    <meta:editing-duration>PT1H24M30S</meta:editing-duration>
    <meta:editing-cycles>1</meta:editing-cycles>
    <meta:document-statistic meta:table-count="0" meta:image-count="0" meta:object-count="0" meta:page-count="1" meta:paragraph-count="9" meta:word-count="26" meta:character-count="191" meta:non-whitespace-character-count="174"/>
    <meta:generator>LibreOffice/6.0.7.3$Linux_X86_64 LibreOffice_project/00m0$Build-3</meta:generator>
  </office:meta>
</office:document-meta>
</file>